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tartKIT</text:span></text:p>
          <text:p text:style-name="P1"><text:span text:style-name="T1">GPIO</text:span></text:p>
          <text:p text:style-name="P1"><text:span text:style-name="T1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glow_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193cm" svg:y1="2.707cm" svg:x2="10.107cm" svg:y2="2.707cm" draw:start-shape="id1" draw:start-glue-point="5" draw:end-shape="id2" draw:end-glue-point="11" svg:d="M15193 2707h-5086" svg:viewBox="0 0 5087 1">
          <text:p/>
        </draw:connector>
        <draw:frame draw:style-name="gr3" draw:text-style-name="P3" draw:layer="layout" svg:width="3cm" svg:height="1.673cm" svg:x="11.2cm" svg:y="2.598cm">
          <draw:text-box>
            <text:p><text:span text:style-name="T2">startkit_led_if</text:span></text:p>
          </draw:text-box>
        </draw:fram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1.673cm" svg:x="11.2cm" svg:y="3.298cm">
          <draw:text-box>
            <text:p><text:span text:style-name="T2">startkit_button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1T13:00:46.692617761</dc:date>
    <dc:creator>David Lacey</dc:creator>
    <meta:editing-duration>PT1H30M26S</meta:editing-duration>
    <meta:editing-cycles>7</meta:editing-cycles>
    <meta:generator>LibreOffice/4.2.7.2$Linux_X86_64 LibreOffice_project/420m0$Build-2</meta:generator>
    <meta:document-statistic meta:object-count="6"/>
  </office:meta>
</office:document-meta>
</file>